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ransformedPredicate.getPredicat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ransformedPredicate.TransformedPredicate( Transformer transformer , Predicate 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edPredicate.getTransform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TransformedPredicate.evaluate( Object obje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ransformedPredicate.getInstance( Transformer transformer , Predicate predicat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